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ea8e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ea8e7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</text:span></text:p>
      <text:p text:style-name="P2"><text:span text:style-name="T4">К дверям школы подошел высокий стройный парень, одетый в дорогой французский костюм, с кожаным портфелем в руке и гитарой за плечами. Поправив челку, он неторопливо зашел внутрь. Придя в класс и сев за парту, он разложил ноутбук и погрузил в него взгляд. В класс вошла высокая светловолосая девушка с серо-голубыми глазами. С серьезным видом она села за парту, задумавшись о чем-то. Прозвенел звонок. Среднего роста девушка встала у стола, окидывая взглядом класс. Все поднялись с мест, и лишь Александр невозмутимо сидел в ноутбуке. </text:span></text:p>
      <text:p text:style-name="P2"><text:span text:style-name="T4">–Алехин, вы хоть когда-то начнете проявлять уважение к другим? – строго спросила учитель. </text:span></text:p>
      <text:p text:style-name="P2"><text:span text:style-name="T4">–Проявляю мое глубочайшее уважение, – отшутился тот.</text:span></text:p>
      <text:p text:style-name="P2"><text:span text:style-name="T4">–Вас, как я погляжу, что-то забавляет? Может быть, вы хотите выйти к доске и решить следующие задачи? – девушка указала на доску. </text:span></text:p>
      <text:p text:style-name="P2"><text:span text:style-name="T4">Парень спокойно и невозмутимо с тоскливым взглядом вышел к доске и, расписав решение, вернулся на место. Глубоко вздохнув, девушка вытерла с доски маркер и продолжила вести урок. </text:span></text:p>
      <text:p text:style-name="P2"><text:span text:style-name="T4">После занятий Александр сидел в пустом зале, играя на гитаре. Тихими осторожными шагами Алина вошла в зал и незаметно села на сцену, чтобы не отвлекать его. Тот открыл глаза и прекратил игру. </text:span></text:p>
      <text:p text:style-name="P2"><text:span text:style-name="T4">–Ой, прости, не хотела мешать тебе. </text:span></text:p>
      <text:p text:style-name="P2"><text:span text:style-name="T4">–Смирнова, что тебе? – грубо спросил Парень. </text:span></text:p>
      <text:p text:style-name="P2"><text:span text:style-name="T4">–Ну вообще то, мистер грубиян, мы с тобой в одной группе по научному проекту. </text:span></text:p>
      <text:p text:style-name="P2"><text:span text:style-name="T4">–Я? С тобой? Ты шутишь что ли?! – возмутился он, закатывая глаза. </text:span></text:p>
      <text:p text:style-name="P2"><text:soft-page-break/><text:span text:style-name="T4">–Ну ты и хам. Но выбора у нас нет и, как бы тебя это не бесило, нам придется работать вместе, – обиженно сказала девушка. </text:span></text:p>
      <text:p text:style-name="P2"><text:span text:style-name="T4">–Эх, ладно, пусть будет так. Но проект веду я. Не позволю девушке брать надо мной верх! – гордо сказал он, убирая гитару. </text:span></text:p>
      <text:p text:style-name="P2"><text:span text:style-name="T4">–У меня были несколько предложений насчет темы проекта. Могу прислать их тебе на почту. И вообще, зря ты себя так ведешь. </text:span></text:p>
      <text:p text:style-name="P2"><text:span text:style-name="T4">–Вот почта. И да, не тебе указывать мне, как себя вести. </text:span></text:p>
      <text:p text:style-name="P2"><text:span text:style-name="T4">–Наши родители дружат уже много лет, Александр. А мы с тобой, как лютые враги. Кем ты хочешь казаться? На кого ты косишь?</text:span></text:p>
      <text:p text:style-name="P2"><text:span text:style-name="T4">–Причем тут вообще наши родители? Мой отец талантливый инженер, успешнейший человек и гениальный физик, который немало открытий сделал. </text:span></text:p>
      <text:p text:style-name="P2"><text:span text:style-name="T4">–А мой отец прекрасный кибернетик и программист. А еще много лет назад наши родители вместе спасали мир! – возмутилась, было, девушка и сразу же замолчала. </text:span></text:p>
      <text:p text:style-name="P2"><text:span text:style-name="T4">–Очень смешно! Какое спасение мира?! Ты книжек про шпионов начиталась?! Или насмотрелась сериалов? Эх, девушки, – вздохнув, сказал Александр и гордо удалился из зала. Алина проводила его взглядом, усмехнувшись, и тоже ушл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5:07.964000000</meta:creation-date>
    <dc:date>2022-05-15T20:15:42.104000000</dc:date>
    <meta:editing-duration>PT34S</meta:editing-duration>
    <meta:editing-cycles>1</meta:editing-cycles>
    <meta:document-statistic meta:table-count="0" meta:image-count="0" meta:object-count="0" meta:page-count="2" meta:paragraph-count="19" meta:word-count="390" meta:character-count="2463" meta:non-whitespace-character-count="2067"/>
    <meta:generator>LibreOffice/7.2.2.2$Windows_X86_64 LibreOffice_project/02b2acce88a210515b4a5bb2e46cbfb63fe97d56</meta:generator>
  </office:meta>
</office:document-meta>
</file>